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Runnable.CocoonRunnable( Runnabl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Runnable.CocoonRunn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coonRunnable.do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